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Table4" style:family="table">
      <style:table-properties style:width="7.8799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806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39828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39828b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39828b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text-properties officeooo:paragraph-rsid="0139828b"/>
    </style:style>
    <style:style style:name="P41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4" style:family="paragraph" style:parent-style-name="Standard" style:list-style-name="L1"/>
    <style:style style:name="P45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6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7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3208c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54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6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7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8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5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4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edf01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8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9" style:family="text">
      <style:text-properties fo:font-size="10pt" fo:font-style="normal" fo:font-weight="bold" officeooo:rsid="00f42c2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0" style:family="text">
      <style:text-properties fo:font-size="10pt" fo:font-style="normal" fo:font-weight="bold" officeooo:rsid="013cbb43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1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style:font-name="Roboto" fo:font-size="10pt" style:font-name-asian="Roboto2" style:font-size-asian="10pt" style:font-name-complex="Roboto2" style:font-size-complex="10pt"/>
    </style:style>
    <style:style style:name="T43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44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5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6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7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48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50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51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52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53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54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5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5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6" style:family="text">
      <style:text-properties style:font-name="Roboto" fo:font-size="10pt" fo:font-weight="normal" officeooo:rsid="012e4713" style:font-name-asian="Roboto2" style:font-size-asian="10pt" style:font-weight-asian="normal" style:font-name-complex="Roboto2" style:font-size-complex="10pt" style:font-weight-complex="normal"/>
    </style:style>
    <style:style style:name="T67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8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9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0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73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4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5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6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7" style:family="text">
      <style:text-properties style:font-name="Roboto"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78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06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7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8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09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10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1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12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13" style:family="text">
      <style:text-properties style:font-name="Roboto" fo:font-size="10pt" style:font-size-asian="10pt" style:font-size-complex="10pt"/>
    </style:style>
    <style:style style:name="T114" style:family="text">
      <style:text-properties style:font-name="Roboto" fo:font-size="10pt" officeooo:rsid="0102247f" style:font-size-asian="10pt" style:font-size-complex="10pt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08e79c7" style:font-style-asian="normal" style:font-style-complex="normal"/>
    </style:style>
    <style:style style:name="T120" style:family="text">
      <style:text-properties fo:font-style="normal" officeooo:rsid="0135db3b" style:font-style-asian="normal" style:font-style-complex="normal"/>
    </style:style>
    <style:style style:name="T121" style:family="text">
      <style:text-properties fo:font-style="normal" officeooo:rsid="01372b69" style:font-style-asian="normal" style:font-style-complex="normal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edebf5" style:font-style-asian="normal" style:font-weight-asian="normal" style:font-style-complex="normal" style:font-weight-complex="normal"/>
    </style:style>
    <style:style style:name="T124" style:family="text">
      <style:text-properties officeooo:rsid="0094c2de"/>
    </style:style>
    <style:style style:name="T125" style:family="text">
      <style:text-properties officeooo:rsid="009b41a1"/>
    </style:style>
    <style:style style:name="T126" style:family="text">
      <style:text-properties officeooo:rsid="009f14e6"/>
    </style:style>
    <style:style style:name="T127" style:family="text">
      <style:text-properties officeooo:rsid="00a884b6"/>
    </style:style>
    <style:style style:name="T128" style:family="text">
      <style:text-properties officeooo:rsid="00ad8019"/>
    </style:style>
    <style:style style:name="T129" style:family="text">
      <style:text-properties officeooo:rsid="00ba1d29"/>
    </style:style>
    <style:style style:name="T130" style:family="text">
      <style:text-properties officeooo:rsid="00d0b07b"/>
    </style:style>
    <style:style style:name="T131" style:family="text">
      <style:text-properties officeooo:rsid="00e1f740"/>
    </style:style>
    <style:style style:name="T132" style:family="text">
      <style:text-properties officeooo:rsid="00f54a88"/>
    </style:style>
    <style:style style:name="T133" style:family="text">
      <style:text-properties officeooo:rsid="0100c247"/>
    </style:style>
    <style:style style:name="T134" style:family="text">
      <style:text-properties fo:color="#000000" style:text-underline-style="none"/>
    </style:style>
    <style:style style:name="T135" style:family="text">
      <style:text-properties officeooo:rsid="01294c75"/>
    </style:style>
    <style:style style:name="T136" style:family="text">
      <style:text-properties officeooo:rsid="012a0f54"/>
    </style:style>
    <style:style style:name="T137" style:family="text">
      <style:text-properties officeooo:rsid="012e4713"/>
    </style:style>
    <style:style style:name="T138" style:family="text">
      <style:text-properties officeooo:rsid="01301382"/>
    </style:style>
    <style:style style:name="T139" style:family="text">
      <style:text-properties officeooo:rsid="0134be7f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24">R</text:span>ICHARD S. ZHU</text:p>
          </table:table-cell>
          <table:table-cell table:style-name="Table2.B1" office:value-type="string">
            <text:p text:style-name="P43">•</text:p>
            <text:p text:style-name="P43"/>
            <text:p text:style-name="P43">•</text:p>
          </table:table-cell>
          <table:table-cell table:style-name="Table2.B1" office:value-type="string">
            <text:p text:style-name="P41"><text:a xlink:type="simple" xlink:href="mailto:rszhu@berkeley.edu" text:style-name="Internet_20_link" text:visited-style-name="Visited_20_Internet_20_Link"><text:span text:style-name="T134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2"/>
            <text:p text:style-name="P42"/>
            <text:p text:style-name="P42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34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34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34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9"><text:span text:style-name="T140">Top Margin: 10</text:span></text:p><text:p text:style-name="P59"><text:span text:style-name="T140">Bottom Margin: 0</text:span></text:p></office:annotation>E<text:span text:style-name="T130">D</text:span><office:annotation-end office:name="__Annotation__1520_3461496547"/><text:span text:style-name="T130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9"><text:span text:style-name="T140">Top Margin : 0</text:span></text:p><text:p text:style-name="P59"><text:span text:style-name="T140">Bottom Margin : 0</text:span></text:p><text:p text:style-name="P59"><text:span text:style-name="T140"/></text:p></office:annotation><text:span text:style-name="T32">B.A. </text:span><office:annotation-end office:name="__Annotation__1519_346149654711"/><text:span text:style-name="T32">Computer Science </text:span><text:span text:style-name="T7"><text:s text:c="20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7">Expected Graduation: </text:span><text:span text:style-name="T31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2">Relevant Coursework:</text:span><text:span text:style-name="T23"> </text:span><text:span text:style-name="T41">Structure of Computer Programs</text:span><text:span text:style-name="T32">, </text:span><text:span text:style-name="T33">Linear Algebra &amp; Circuits</text:span><text:span text:style-name="T7"> 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9"><text:span text:style-name="T140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52">Investment </text:span><text:span text:style-name="T48">Portfolio Diversity Visualization Tool </text:span><text:span text:style-name="T49">(</text:span><text:span text:style-name="T50">Python</text:span><text:span text:style-name="T49">)</text:span></text:p>
            <text:p text:style-name="P6"><text:span text:style-name="T67"><text:s text:c="2"/>✪ <text:s/></text:span><text:span text:style-name="T109"><text:s/></text:span><text:span text:style-name="T106">Won </text:span><text:span text:style-name="T107">the </text:span><text:span text:style-name="T108">BlackRock API Prize at CalHacks 2019</text:span><text:span text:style-name="T68">,</text:span><text:span text:style-name="T96"> the largest collegiate hackathon in the world</text:span></text:p>
            <text:list xml:id="list2904057309" text:style-name="L1">
              <text:list-item>
                <text:p text:style-name="P45"><text:span text:style-name="T65">Built</text:span><text:span text:style-name="T58"> </text:span><text:span text:style-name="T65">a </text:span><text:span text:style-name="T58">tool</text:span><text:span text:style-name="T56"> that visualizes the diversity of an investment portfolio </text:span><text:span text:style-name="T57">given</text:span><text:span text:style-name="T56"> any </text:span><text:span text:style-name="T59">applicable </text:span><text:span text:style-name="T56">security attribute </text:span></text:p>
              </text:list-item>
              <text:list-item>
                <text:p text:style-name="P48"><text:span text:style-name="T125">Leveraged</text:span> BlackRock’<text:span text:style-name="T135">s</text:span> API to <text:span text:style-name="T129">compile, </text:span>sort, and categorize <text:span text:style-name="T126">security</text:span> data f<text:span text:style-name="T126">rom an array of stock symbols</text:span></text:p>
              </text:list-item>
              <text:list-item>
                <text:p text:style-name="P57"><text:span text:style-name="T98">Integrated</text:span><text:span text:style-name="T99"> MatPlotLib to visualize </text:span><text:span text:style-name="T100">calculated diversity</text:span><text:span text:style-name="T99"> data and to create a GUI for </text:span><text:span text:style-name="T101">user</text:span><text:span text:style-name="T99"> </text:span><text:span text:style-name="T102">portfolio input</text:span><text:span text:style-name="T55"> <text:s text:c="4"/></text:span><text:span text:style-name="T48"><text:s text:c="7"/></text:span><text:span text:style-name="T55"><text:s/></text:span><text:span text:style-name="T48"><text:s text:c="51"/></text:span><text:span text:style-name="T110"><text:s text:c="7"/></text:span><text:span text:style-name="T105"><text:s/></text:span><text:span text:style-name="T48"><text:s text:c="81"/></text:span><text:span text:style-name="T42"><text:s text:c="89"/></text:span><text:span text:style-name="T111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8">Bomberman Remastered </text:span><text:span text:style-name="T49">(Java</text:span><text:span text:style-name="T51">)</text:span></text:p>
            <text:list xml:id="list230523113248407" text:continue-numbering="true" text:style-name="L1">
              <text:list-item>
                <text:p text:style-name="P49"><text:span text:style-name="T136">Created an improved </text:span>remake of the classic game Bomberman <text:span text:style-name="T138">that runs on modern operating systems</text:span></text:p>
              </text:list-item>
              <text:list-item>
                <text:p text:style-name="P52">Devised a <text:span text:style-name="T139">completely original</text:span> “competitive mode”, featuring dynamic, <text:span text:style-name="T139">real time</text:span> multiplayer gameplay</text:p>
              </text:list-item>
              <text:list-item>
                <text:p text:style-name="P53"><text:span text:style-name="T119">Utilized the Java Swing toolkit to design game </text:span><text:span text:style-name="T121">menus</text:span><text:span text:style-name="T120">,</text:span><text:span text:style-name="T119"> </text:span><text:span text:style-name="T120">handle player controls, and execute game event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230523279655432" text:continue-numbering="true" text:style-name="L1">
              <text:list-item>
                <text:p text:style-name="P54"><text:span text:style-name="T75">Designed and </text:span><text:span text:style-name="T76">built</text:span><text:span text:style-name="T74"> a </text:span><text:span text:style-name="T70">personal website </text:span><text:span text:style-name="T71">from </text:span><text:span text:style-name="T72">the ground up</text:span><text:span text:style-name="T71">, </text:span><text:span text:style-name="T75">utilizing</text:span><text:span text:style-name="T73"> the Bootstrap </text:span><text:span text:style-name="T77">frontend</text:span><text:span text:style-name="T74"> </text:span><text:span text:style-name="T73">framework</text:span></text:p>
              </text:list-item>
              <text:list-item>
                <text:p text:style-name="P45"><text:span text:style-name="T103">H</text:span><text:span text:style-name="T104">osted page files remotely on UC Berkeley Open Computing Facility servers, via SSH </text:span><text:bookmark text:name="firstHeading1"/><text:span text:style-name="T112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28">Language</text:span> Interpreter <text:span text:style-name="T127">(</text:span>Python)</text:p>
            <text:list xml:id="list230522333946195" text:continue-numbering="true" text:style-name="L1">
              <text:list-item>
                <text:p text:style-name="P55"><text:span text:style-name="T47">Constructed</text:span><text:span text:style-name="T46"> a</text:span><text:span text:style-name="T44">n i</text:span><text:span text:style-name="T43">nterpreter for the Scheme </text:span><text:span text:style-name="T44">programming </text:span><text:span text:style-name="T43">language </text:span><text:span text:style-name="T45">(a dialect of Lisp)</text:span></text:p>
              </text:list-item>
              <text:list-item>
                <text:p text:style-name="P46"><text:span text:style-name="T56">Implemented </text:span><text:span text:style-name="T60">environments, </text:span><text:span text:style-name="T56">lexical</text:span><text:span text:style-name="T61"> </text:span><text:span text:style-name="T64">and </text:span><text:span text:style-name="T56">dynamic scoping, </text:span><text:span text:style-name="T61">exceptions, macros,</text:span><text:span text:style-name="T63"> </text:span><text:span text:style-name="T64">and </text:span><text:span text:style-name="T62">special form</text:span><text:span text:style-name="T64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230523602202734" text:continue-numbering="true" text:style-name="L1">
              <text:list-item>
                <text:p text:style-name="P50"><text:span text:style-name="T137">Developed</text:span> interactive typing program that calculates typing speed and accuracy with every keystroke</text:p>
              </text:list-item>
              <text:list-item>
                <text:p text:style-name="P45"><text:span text:style-name="T66">Programmed</text:span><text:span text:style-name="T56"> smart autocorrect feature </text:span><text:span text:style-name="T63">that determines </text:span><text:span text:style-name="T56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32">XPERIENCE</text:span></text:p>
          </table:table-cell>
          <table:table-cell table:style-name="Table14.A1" office:value-type="string">
            <text:p text:style-name="P19"><text:span text:style-name="T53">California PATH </text:span><text:span text:style-name="T54">(</text:span><text:span text:style-name="Strong_20_Emphasis"><text:span text:style-name="T113">Partners for Advanced Transportation Technology</text:span></text:span><text:span text:style-name="Strong_20_Emphasis"><text:span text:style-name="T114">) </text:span></text:span></text:p>
            <text:p text:style-name="P20"><text:span text:style-name="T20">Research Assistant</text:span><text:span text:style-name="T24"> </text:span><text:span text:style-name="T7">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33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230522308413326" text:continue-numbering="true" text:style-name="L1">
              <text:list-item>
                <text:p text:style-name="P56"><text:span text:style-name="T88">E</text:span><text:span text:style-name="T89">valuate</text:span><text:span text:style-name="T88">d</text:span><text:span text:style-name="T89"> effectiveness</text:span><text:span text:style-name="T78"> </text:span><text:span text:style-name="T82">o</text:span><text:span text:style-name="T89">f</text:span><text:span text:style-name="T78"> </text:span><text:span text:style-name="T82">the Caltrans-</text:span><text:span text:style-name="T83">proposed “</text:span><text:span text:style-name="T82">Yellow Alert” </text:span><text:span text:style-name="T78">intelligent </text:span><text:span text:style-name="T83">transportation</text:span><text:span text:style-name="T82"> system</text:span></text:p>
              </text:list-item>
              <text:list-item>
                <text:p text:style-name="P56"><text:span text:style-name="T87">S</text:span><text:span text:style-name="T84">ynced</text:span><text:span text:style-name="T78"> </text:span><text:span text:style-name="T84">position</text:span><text:span text:style-name="T85">al</text:span><text:span text:style-name="T83">, </text:span><text:span text:style-name="T85">sensor</text:span><text:span text:style-name="T83">, and </text:span><text:span text:style-name="T85">behavioral</text:span><text:span text:style-name="T78"> data </text:span><text:span text:style-name="T87">collected </text:span><text:span text:style-name="T78">from </text:span><text:span text:style-name="T83">driving </text:span><text:span text:style-name="T78">simulation</text:span><text:span text:style-name="T83"> </text:span><text:span text:style-name="T85">test </text:span><text:span text:style-name="T86">trials</text:span></text:p>
              </text:list-item>
              <text:list-item>
                <text:p text:style-name="P44"><text:span text:style-name="T94">Wrote Python scripts to </text:span><text:span text:style-name="T95">automate</text:span><text:span text:style-name="T90"> </text:span><text:span text:style-name="T91">trial</text:span><text:span text:style-name="T90"> data </text:span><text:span text:style-name="T95">analysis</text:span><text:span text:style-name="T92">, </text:span><text:span text:style-name="T94">utilizing </text:span><text:span text:style-name="T93">SciPy, NumPy, </text:span><text:span text:style-name="T94">and </text:span><text:span text:style-name="T97">H5Py</text:span> <text:s text:c="6"/><text:span text:style-name="T69"><text:s text:c="2"/></text:span><text:span text:style-name="T48"><text:s text:c="7"/></text:span><text:span text:style-name="T42"><text:s text:c="89"/></text:span><text:span text:style-name="T111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</text:span><text:span text:style-name="T21">Assistant</text:span><text:span text:style-name="T24"> <text:s text:c="3"/></text:span><text:span text:style-name="T7">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230523179921519" text:continue-numbering="true" text:style-name="L1">
              <text:list-item>
                <text:p text:style-name="P45"><text:span text:style-name="T79">Aided Architecture &amp; Engineering teacher with giving lessons and </text:span><text:span text:style-name="T80">explaining </text:span><text:span text:style-name="T81">provided</text:span><text:span text:style-name="T80"> examples</text:span></text:p>
              </text:list-item>
              <text:list-item>
                <text:p text:style-name="P45"><text:span text:style-name="T79">Guided 30 students on their projects and supervised them during break, learning, and work times</text:span><text:span text:style-name="T48"> <text:s text:c="12"/></text:span><text:span text:style-name="T55"><text:s/></text:span><text:span text:style-name="T48"><text:s text:c="51"/></text:span><text:span text:style-name="T110"><text:s text:c="7"/></text:span><text:span text:style-name="T105"><text:s/></text:span><text:span text:style-name="T48"><text:s text:c="81"/></text:span><text:span text:style-name="T42"><text:s text:c="89"/></text:span><text:span text:style-name="T111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4"> <text:s text:c="4"/></text:span><text:span text:style-name="T7">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2239550847" text:style-name="L2">
              <text:list-item>
                <text:p text:style-name="P51">Taught programming and circuitry at the library to over 200 students (Python, Javascript, Arduino)</text:p>
              </text:list-item>
              <text:list-item>
                <text:p text:style-name="P47"><text:span text:style-name="T80">Worked with library officials to organize regular weekly workshops and week-long summer camps</text:span><text:span text:style-name="T48"> <text:s text:c="4"/></text:span><text:span text:style-name="T55"><text:s/></text:span><text:span text:style-name="T48"><text:s text:c="51"/></text:span><text:span text:style-name="T110"><text:s text:c="7"/></text:span><text:span text:style-name="T105"><text:s/></text:span><text:span text:style-name="T48"><text:s text:c="81"/></text:span><text:span text:style-name="T42"><text:s text:c="89"/></text:span><text:span text:style-name="T111"><text:s text:c="14"/></text:span></text:p>
              </text:list-item>
            </text:list>
          </table:table-cell>
        </table:table-row>
      </table:table>
      <text:p text:style-name="P38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<text:span text:style-name="T118">CalHacks 2019</text:span> <text:span text:style-name="T115">—</text:span> <text:span text:style-name="T122">BlackRock API Prize </text:span><text:span text:style-name="T123">Winner</text:span></text:p>
            <text:p text:style-name="P4"><text:span text:style-name="T116">Intuit Scholarship Program</text:span><text:span text:style-name="T4"> </text:span><text:span text:style-name="T115">— </text:span><text:span text:style-name="T122">Computer Science Scholar</text:span></text:p>
            <text:p text:style-name="P4"><text:soft-page-break/><text:span text:style-name="T116">Intuit George A. Hansen Program</text:span><text:span text:style-name="T122"> </text:span><text:span text:style-name="T115">—</text:span> <text:span text:style-name="T118">Computer Science Scholar</text:span></text:p>
            <text:p text:style-name="P20"><text:span text:style-name="T39">So</text:span><text:span text:style-name="T40">Cal</text:span><text:span text:style-name="T39"> Developmental Soccer League</text:span><text:span text:style-name="T9"> </text:span><text:span text:style-name="T27">— </text:span><text:span text:style-name="T35">Div. 1 </text:span><text:span text:style-name="T34">Champion</text:span><text:span text:style-name="T30"> <text:s/></text:span><text:span text:style-name="T36"><text:s/></text:span><text:span text:style-name="T7"><text:s text:c="8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<text:soft-page-break/>Apr. 2019</text:p>
            <text:p text:style-name="P24">Dec. 2018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SKILLS</text:p>
          </table:table-cell>
          <table:table-cell table:style-name="Table4.A1" office:value-type="string">
            <text:p text:style-name="P16"><text:span text:style-name="T117">Languages:</text:span><text:span text:style-name="T5"> </text:span>Python, Java, SQL, HTML/CSS, <text:span text:style-name="T131">JavaScript</text:span></text:p>
            <text:p text:style-name="P10"><text:span text:style-name="T38">Frameworks/Technologies:</text:span><text:span text:style-name="T8"> </text:span><text:span text:style-name="T25">Git, </text:span><text:span text:style-name="T29">Unix,</text:span><text:span text:style-name="T28"> </text:span><text:span text:style-name="T26">Bootstrap, NumPy,</text:span><text:span text:style-name="T28"> MATLAB</text:span><text:span text:style-name="T24"> <text:s text:c="2"/></text:span><text:span text:style-name="T7"><text:s text:c="7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6T23:05:21.976812454</dc:date>
    <meta:editing-duration>P1DT4H57M51S</meta:editing-duration>
    <meta:editing-cycles>226</meta:editing-cycles>
    <meta:document-statistic meta:table-count="12" meta:image-count="6" meta:object-count="0" meta:page-count="2" meta:paragraph-count="66" meta:word-count="443" meta:character-count="5812" meta:non-whitespace-character-count="2724"/>
  </office:meta>
</office:document-meta>
</file>